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64cm" fo:min-width="2.005cm"/>
    </style:style>
    <style:style style:name="gr2" style:family="graphic" style:parent-style-name="standard">
      <style:graphic-properties draw:textarea-horizontal-align="justify" draw:textarea-vertical-align="middle" draw:auto-grow-height="false" fo:min-height="1.81cm" fo:min-width="2.653cm" fo:wrap-option="no-wrap"/>
    </style:style>
    <style:style style:name="gr3" style:family="graphic" style:parent-style-name="standard">
      <style:graphic-properties draw:textarea-horizontal-align="justify" draw:textarea-vertical-align="middle" draw:auto-grow-height="false" fo:min-height="0.83cm" fo:min-width="0.516cm"/>
    </style:style>
    <style:style style:name="gr4" style:family="graphic" style:parent-style-name="standard">
      <style:graphic-properties draw:textarea-horizontal-align="justify" draw:textarea-vertical-align="middle" draw:auto-grow-height="false" fo:min-height="1.81cm" fo:min-width="3.151cm" fo:wrap-option="no-wrap"/>
    </style:style>
    <style:style style:name="gr5" style:family="graphic" style:parent-style-name="standard">
      <style:graphic-properties draw:textarea-horizontal-align="justify" draw:textarea-vertical-align="middle" draw:auto-grow-height="false" fo:min-height="1.81cm" fo:min-width="2.819cm" fo:wrap-option="no-wrap"/>
    </style:style>
    <style:style style:name="gr6" style:family="graphic" style:parent-style-name="standard">
      <style:graphic-properties draw:textarea-horizontal-align="justify" draw:textarea-vertical-align="middle" draw:auto-grow-height="false" fo:min-height="1.084cm" fo:min-width="0.83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2.098cm" fo:min-width="3.438cm"/>
    </style:style>
    <style:style style:name="gr9" style:family="graphic" style:parent-style-name="standard">
      <style:graphic-properties draw:textarea-horizontal-align="justify" draw:textarea-vertical-align="middle" draw:auto-grow-height="false" fo:min-height="2.098cm" fo:min-width="3.692cm"/>
    </style:style>
    <style:style style:name="gr10" style:family="graphic" style:parent-style-name="standard">
      <style:graphic-properties draw:textarea-horizontal-align="justify" draw:textarea-vertical-align="middle" draw:auto-grow-height="false" fo:min-height="2.098cm" fo:min-width="3.565cm"/>
    </style:style>
    <style:style style:name="gr11" style:family="graphic" style:parent-style-name="standard">
      <style:graphic-properties draw:textarea-horizontal-align="justify" draw:textarea-vertical-align="middle" draw:auto-grow-height="false" fo:min-height="2.123cm" fo:min-width="4.094cm"/>
    </style:style>
    <style:style style:name="gr12" style:family="graphic" style:parent-style-name="standard">
      <style:graphic-properties draw:textarea-horizontal-align="justify" draw:textarea-vertical-align="middle" draw:auto-grow-height="false" fo:min-height="2.036cm" fo:min-width="2.167cm"/>
    </style:style>
    <style:style style:name="gr13" style:family="graphic" style:parent-style-name="standard">
      <style:graphic-properties draw:textarea-horizontal-align="justify" draw:textarea-vertical-align="middle" draw:auto-grow-height="false" fo:min-height="1.909cm" fo:min-width="2.04cm"/>
    </style:style>
    <style:style style:name="gr14" style:family="graphic" style:parent-style-name="standard">
      <style:graphic-properties draw:textarea-horizontal-align="justify" draw:textarea-vertical-align="middle" draw:auto-grow-height="false" fo:min-height="1.782cm" fo:min-width="3.31cm"/>
    </style:style>
    <style:style style:name="gr15" style:family="graphic" style:parent-style-name="standard">
      <style:graphic-properties draw:textarea-horizontal-align="justify" draw:textarea-vertical-align="middle" draw:auto-grow-height="false" fo:min-height="2.098cm" fo:min-width="3.183cm"/>
    </style:style>
    <style:style style:name="gr16" style:family="graphic" style:parent-style-name="standard">
      <style:graphic-properties draw:textarea-horizontal-align="justify" draw:textarea-vertical-align="middle" draw:auto-grow-height="false" fo:min-height="1.909cm" fo:min-width="2.421cm"/>
    </style:style>
    <style:style style:name="gr17" style:family="graphic" style:parent-style-name="standard">
      <style:graphic-properties draw:textarea-horizontal-align="justify" draw:textarea-vertical-align="middle" draw:auto-grow-height="false" fo:min-height="1.782cm" fo:min-width="2.04cm"/>
    </style:style>
    <style:style style:name="gr18" style:family="graphic" style:parent-style-name="standard">
      <style:graphic-properties draw:textarea-horizontal-align="justify" draw:textarea-vertical-align="middle" draw:auto-grow-height="false" fo:min-height="2.29cm" fo:min-width="2.294cm"/>
    </style:style>
    <style:style style:name="gr19" style:family="graphic" style:parent-style-name="standard">
      <style:graphic-properties draw:textarea-horizontal-align="justify" draw:textarea-vertical-align="middle" draw:auto-grow-height="false" fo:min-height="1.868cm" fo:min-width="2.441cm"/>
    </style:style>
    <style:style style:name="gr20" style:family="graphic" style:parent-style-name="standard">
      <style:graphic-properties draw:textarea-horizontal-align="justify" draw:textarea-vertical-align="middle" draw:auto-grow-height="false" fo:min-height="2.544cm" fo:min-width="2.548cm"/>
    </style:style>
    <style:style style:name="gr21" style:family="graphic" style:parent-style-name="standard">
      <style:graphic-properties draw:textarea-horizontal-align="justify" draw:textarea-vertical-align="middle" draw:auto-grow-height="false" fo:min-height="1.364cm" fo:min-width="2.02cm"/>
    </style:style>
    <style:style style:name="gr22" style:family="graphic" style:parent-style-name="standard">
      <style:graphic-properties draw:textarea-horizontal-align="justify" draw:textarea-vertical-align="middle" draw:auto-grow-height="false" fo:min-height="1.528cm" fo:min-width="1.343cm"/>
    </style:style>
    <style:style style:name="gr23" style:family="graphic" style:parent-style-name="standard">
      <style:graphic-properties draw:textarea-horizontal-align="justify" draw:textarea-vertical-align="middle" draw:auto-grow-height="false" fo:min-height="2.462cm" fo:min-width="3.765cm"/>
    </style:style>
    <style:style style:name="gr24" style:family="graphic" style:parent-style-name="standard">
      <style:graphic-properties draw:textarea-horizontal-align="justify" draw:textarea-vertical-align="middle" draw:auto-grow-height="false" fo:min-height="2.266cm" fo:min-width="1.836cm"/>
    </style:style>
    <style:style style:name="gr25" style:family="graphic" style:parent-style-name="standard">
      <style:graphic-properties draw:stroke="none" svg:stroke-color="#000000" draw:fill="none" draw:fill-color="#ffffff" fo:min-height="1.147cm"/>
    </style:style>
    <style:style style:name="gr26" style:family="graphic" style:parent-style-name="standard">
      <style:graphic-properties draw:stroke="none" svg:stroke-color="#000000" draw:fill="none" draw:fill-color="#ffffff" fo:min-height="1.782cm"/>
    </style:style>
    <style:style style:name="gr27" style:family="graphic" style:parent-style-name="standard">
      <style:graphic-properties draw:stroke="none" svg:stroke-color="#000000" draw:fill="none" draw:fill-color="#ffffff" fo:min-height="0.893cm"/>
    </style:style>
    <style:style style:name="gr28" style:family="graphic" style:parent-style-name="standard">
      <style:graphic-properties draw:stroke="none" svg:stroke-color="#000000" draw:fill="none" draw:fill-color="#ffffff" fo:min-height="1.702cm"/>
    </style:style>
    <style:style style:name="gr29" style:family="graphic" style:parent-style-name="standard">
      <style:graphic-properties draw:stroke="none" svg:stroke-color="#000000" draw:fill="none" draw:fill-color="#ffffff" fo:min-height="2.925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color="#000000" draw:fill="none" draw:fill-color="#ffffff" fo:min-height="1.423cm"/>
    </style:style>
    <style:style style:name="gr32" style:family="graphic" style:parent-style-name="standard">
      <style:graphic-properties draw:stroke="none" svg:stroke-color="#000000" draw:fill="none" draw:fill-color="#ffffff" fo:min-height="0.766cm"/>
    </style:style>
    <style:style style:name="gr33" style:family="graphic" style:parent-style-name="standard">
      <style:graphic-properties draw:opacity="10%" draw:textarea-horizontal-align="justify" draw:textarea-vertical-align="middle" draw:auto-grow-height="false" fo:min-height="22.61cm" fo:min-width="76.081cm" draw:shadow-opacity="10%"/>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opacity="1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3.81cm" svg:height="2.413cm" svg:x="17.272cm" svg:y="31.242cm">
          <text:p text:style-name="P1">Private<text:line-break/>View</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2" draw:text-style-name="P1" xml:id="id13" draw:id="id13" draw:layer="layout" svg:width="4.826cm" svg:height="3.175cm" svg:x="17.272cm" svg:y="5.334cm">
          <text:p text:style-name="P1">Torrent<text:line-break/>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xml:id="id5" draw:id="id5" draw:layer="layout" svg:width="3.81cm" svg:height="2.413cm" svg:x="30.353cm" svg:y="31.115cm">
          <text:p text:style-name="P1">Public<text:line-break/>View</text:p>
          <draw:enhanced-geometry svg:viewBox="0 0 21600 21600" draw:glue-points="10800 0 0 10800 10800 21600 21600 10800" draw:text-areas="3600 0 17800 21600" draw:type="flowchart-display" draw:enhanced-path="M 3600 0 L 17800 0 X 21600 10800 17800 21600 L 3600 21600 0 10800 Z N"/>
        </draw:custom-shape>
        <draw:custom-shape draw:style-name="gr3" draw:text-style-name="P1" xml:id="id1" draw:id="id1" draw:layer="layout" svg:width="2.032cm" svg:height="2.159cm" svg:x="22.479cm" svg:y="23.622cm">
          <text:p text:style-name="P1">Guld</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1" xml:id="id14" draw:id="id14" draw:layer="layout" svg:width="5.588cm" svg:height="3.175cm" svg:x="29.083cm" svg:y="4.953cm">
          <text:p text:style-name="P1">Guld Nodes<text:line-break/>(Git Serv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12" draw:id="id12" draw:layer="layout" svg:width="5.079cm" svg:height="3.175cm" svg:x="23.114cm" svg:y="5.08cm">
          <text:p text:style-name="P1">ZeroMQ</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xml:id="id6" draw:id="id6" draw:layer="layout" svg:width="2.032cm" svg:height="2.159cm" svg:x="31.242cm" svg:y="23.749cm">
          <text:p text:style-name="P1">other</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2" draw:id="id2" draw:layer="layout" svg:width="2.667cm" svg:height="2.667cm" svg:x="19.812cm" svg:y="27.559cm">
          <text:p text:style-name="P1">Has<text:line-break/>Key</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 draw:text-style-name="P1" xml:id="id4" draw:id="id4" draw:layer="layout" svg:width="2.667cm" svg:height="2.667cm" svg:x="24.384cm" svg:y="27.686cm">
          <text:p text:style-name="P1">No<text:line-break/>Key</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7" draw:text-style-name="P2" draw:layer="layout" draw:type="line" svg:x1="23.495cm" svg:y1="25.781cm" svg:x2="21.146cm" svg:y2="27.559cm" draw:start-shape="id1" draw:end-shape="id2" draw:end-glue-point="4" svg:d="M23495 25781l-2349 1778" svg:viewBox="0 0 2350 1779">
          <text:p/>
        </draw:connector>
        <draw:connector draw:style-name="gr7" draw:text-style-name="P2" draw:layer="layout" draw:type="line" svg:x1="21.146cm" svg:y1="30.226cm" svg:x2="19.177cm" svg:y2="31.242cm" draw:start-shape="id2" draw:start-glue-point="6" draw:end-shape="id3" draw:end-glue-point="4" svg:d="M21146 30226l-1969 1016" svg:viewBox="0 0 1970 1017">
          <text:p/>
        </draw:connector>
        <draw:connector draw:style-name="gr7" draw:text-style-name="P2" draw:layer="layout" draw:type="line" svg:x1="27.051cm" svg:y1="29.019cm" svg:x2="30.353cm" svg:y2="32.321cm" draw:start-shape="id4" draw:end-shape="id5" svg:d="M27051 29019l3302 3302" svg:viewBox="0 0 3303 3303">
          <text:p/>
        </draw:connector>
        <draw:connector draw:style-name="gr7" draw:text-style-name="P2" draw:layer="layout" draw:type="line" svg:x1="23.495cm" svg:y1="25.781cm" svg:x2="25.717cm" svg:y2="27.686cm" draw:start-shape="id1" draw:start-glue-point="2" draw:end-shape="id4" svg:d="M23495 25781l2222 1905" svg:viewBox="0 0 2223 1906">
          <text:p/>
        </draw:connector>
        <draw:connector draw:style-name="gr7" draw:text-style-name="P2" draw:layer="layout" draw:type="line" svg:x1="32.258cm" svg:y1="25.908cm" svg:x2="32.258cm" svg:y2="31.115cm" draw:start-shape="id6" draw:start-glue-point="2" draw:end-shape="id5" draw:end-glue-point="4" svg:d="M32258 25908v5207" svg:viewBox="0 0 1 5208">
          <text:p/>
        </draw:connector>
        <draw:custom-shape draw:style-name="gr8" draw:text-style-name="P1" xml:id="id8" draw:id="id8" draw:layer="layout" svg:width="3.937cm" svg:height="2.921cm" svg:x="17.78cm" svg:y="10.541cm">
          <text:p text:style-name="P1">Large File<text:line-break/>(i.e. Video)</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1" xml:id="id11" draw:id="id11" draw:layer="layout" svg:width="4.191cm" svg:height="2.921cm" svg:x="29.718cm" svg:y="10.287cm">
          <text:p text:style-name="P1">Versioned<text:line-break/>File<text:line-break/>(i.e. Ledger)</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1" xml:id="id10" draw:id="id10" draw:layer="layout" svg:width="4.064cm" svg:height="2.921cm" svg:x="23.622cm" svg:y="10.541cm">
          <text:p text:style-name="P1">Message<text:line-break/>(i.e. tx<text:line-break/>notificati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 xml:id="id9" draw:id="id9" draw:layer="layout" svg:width="5.334cm" svg:height="3.556cm" svg:x="24.13cm" svg:y="15.621cm">
          <text:p text:style-name="P1">Cached +<text:line-break/>Verified<text:line-break/>Doc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7" draw:text-style-name="P2" draw:layer="layout" draw:type="line" svg:x1="26.416cm" svg:y1="22.225cm" svg:x2="23.495cm" svg:y2="23.622cm" draw:start-shape="id7" draw:start-glue-point="5" draw:end-shape="id1" draw:end-glue-point="4" svg:d="M26416 22225l-2921 1397" svg:viewBox="0 0 2922 1398">
          <text:p/>
        </draw:connector>
        <draw:connector draw:style-name="gr7" draw:text-style-name="P2" draw:layer="layout" draw:type="line" svg:x1="30.099cm" svg:y1="22.225cm" svg:x2="32.258cm" svg:y2="23.749cm" draw:start-shape="id7" draw:start-glue-point="7" draw:end-shape="id6" draw:end-glue-point="4" svg:d="M30099 22225l2159 1524" svg:viewBox="0 0 2160 1525">
          <text:p/>
        </draw:connector>
        <draw:connector draw:style-name="gr7" draw:text-style-name="P2" draw:layer="layout" draw:type="line" svg:x1="19.749cm" svg:y1="13.289cm" svg:x2="26.797cm" svg:y2="15.621cm" draw:start-shape="id8" draw:start-glue-point="6" draw:end-shape="id9" draw:end-glue-point="4" svg:d="M19749 13289l7048 2332" svg:viewBox="0 0 7049 2333">
          <text:p/>
        </draw:connector>
        <draw:connector draw:style-name="gr7" draw:text-style-name="P2" draw:layer="layout" draw:type="line" svg:x1="25.654cm" svg:y1="13.289cm" svg:x2="26.797cm" svg:y2="15.621cm" draw:start-shape="id10" draw:start-glue-point="6" draw:end-shape="id9" draw:end-glue-point="4" svg:d="M25654 13289l1143 2332" svg:viewBox="0 0 1144 2333">
          <text:p/>
        </draw:connector>
        <draw:connector draw:style-name="gr7" draw:text-style-name="P2" draw:layer="layout" draw:type="line" svg:x1="31.814cm" svg:y1="13.035cm" svg:x2="26.797cm" svg:y2="15.621cm" draw:start-shape="id11" draw:start-glue-point="6" draw:end-shape="id9" draw:end-glue-point="4" svg:d="M31814 13035l-5017 2586" svg:viewBox="0 0 5018 2587">
          <text:p/>
        </draw:connector>
        <draw:connector draw:style-name="gr7" draw:text-style-name="P2" draw:layer="layout" draw:type="line" svg:x1="25.653cm" svg:y1="8.255cm" svg:x2="25.654cm" svg:y2="10.541cm" draw:start-shape="id12" draw:end-shape="id10" draw:end-glue-point="4" svg:d="M25653 8255l1 2286" svg:viewBox="0 0 2 2287">
          <text:p/>
        </draw:connector>
        <draw:connector draw:style-name="gr7" draw:text-style-name="P2" draw:layer="layout" draw:type="line" svg:x1="19.685cm" svg:y1="8.509cm" svg:x2="19.748cm" svg:y2="10.541cm" draw:start-shape="id13" draw:end-shape="id8" svg:d="M19685 8509l63 2032" svg:viewBox="0 0 64 2033">
          <text:p/>
        </draw:connector>
        <draw:connector draw:style-name="gr7" draw:text-style-name="P2" draw:layer="layout" draw:type="line" svg:x1="31.877cm" svg:y1="8.128cm" svg:x2="31.813cm" svg:y2="10.287cm" draw:start-shape="id14" draw:end-shape="id11" svg:d="M31877 8128l-64 2159" svg:viewBox="0 0 65 2160">
          <text:p/>
        </draw:connector>
        <draw:custom-shape draw:style-name="gr2" draw:text-style-name="P1" xml:id="id20" draw:id="id20" draw:layer="layout" svg:width="4.826cm" svg:height="3.175cm" svg:x="42.164cm" svg:y="9.144cm">
          <text:p text:style-name="P1">Torrent<text:line-break/>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xml:id="id22" draw:id="id22" draw:layer="layout" svg:width="5.588cm" svg:height="3.175cm" svg:x="53.975cm" svg:y="8.763cm">
          <text:p text:style-name="P1">Guld Nodes<text:line-break/>(Git Serv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21" draw:id="id21" draw:layer="layout" svg:width="5.079cm" svg:height="3.175cm" svg:x="48.006cm" svg:y="8.89cm">
          <text:p text:style-name="P1">ZeroMQ</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xml:id="id15" draw:id="id15" draw:layer="layout" svg:width="3.937cm" svg:height="2.921cm" svg:x="48.387cm" svg:y="26.289cm">
          <text:p text:style-name="P1">Large File<text:line-break/>(i.e. Vide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 xml:id="id16" draw:id="id16" draw:layer="layout" svg:width="2.667cm" svg:height="2.286cm" svg:x="49.022cm" svg:y="21.59cm">
          <text:p text:style-name="P1">Create<text:line-break/>Torrent</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50.355cm" svg:y1="26.289cm" svg:x2="50.355cm" svg:y2="23.876cm" draw:start-shape="id15" draw:end-shape="id16" svg:d="M50355 26289v-2413" svg:viewBox="0 0 1 2414">
          <text:p/>
        </draw:connector>
        <draw:custom-shape draw:style-name="gr13" draw:text-style-name="P1" xml:id="id17" draw:id="id17" draw:layer="layout" svg:width="2.54cm" svg:height="2.159cm" svg:x="54.483cm" svg:y="16.256cm">
          <text:p text:style-name="P1">Commit<text:line-break/>Torrent</text:p>
          <draw:enhanced-geometry svg:viewBox="0 0 21600 21600" draw:glue-points="10800 0 0 10800 10800 21600 21600 10800" draw:type="flowchart-process" draw:enhanced-path="M 0 0 L 21600 0 21600 21600 0 21600 0 0 Z N"/>
        </draw:custom-shape>
        <draw:custom-shape draw:style-name="gr13" draw:text-style-name="P1" xml:id="id19" draw:id="id19" draw:layer="layout" svg:width="2.54cm" svg:height="2.159cm" svg:x="44.577cm" svg:y="16.256cm">
          <text:p text:style-name="P1">Seed<text:line-break/>Torrent</text:p>
          <draw:enhanced-geometry svg:viewBox="0 0 21600 21600" draw:glue-points="10800 0 0 10800 10800 21600 21600 10800" draw:type="flowchart-process" draw:enhanced-path="M 0 0 L 21600 0 21600 21600 0 21600 0 0 Z N"/>
        </draw:custom-shape>
        <draw:custom-shape draw:style-name="gr14" draw:text-style-name="P1" xml:id="id18" draw:id="id18" draw:layer="layout" svg:width="3.81cm" svg:height="2.032cm" svg:x="48.768cm" svg:y="16.256cm">
          <text:p text:style-name="P1">Send<text:line-break/>Notifications</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51.689cm" svg:y1="22.733cm" svg:x2="55.753cm" svg:y2="18.415cm" draw:start-shape="id16" draw:end-shape="id17" draw:end-glue-point="6" svg:d="M51689 22733l4064-4318" svg:viewBox="0 0 4065 4319">
          <text:p/>
        </draw:connector>
        <draw:connector draw:style-name="gr7" draw:text-style-name="P2" draw:layer="layout" draw:type="line" svg:x1="54.483cm" svg:y1="17.336cm" svg:x2="52.578cm" svg:y2="17.272cm" draw:start-shape="id17" draw:start-glue-point="5" draw:end-shape="id18" draw:end-glue-point="1" svg:d="M54483 17336l-1905-64" svg:viewBox="0 0 1906 65">
          <text:p/>
        </draw:connector>
        <draw:connector draw:style-name="gr7" draw:text-style-name="P2" draw:layer="layout" draw:type="line" svg:x1="49.022cm" svg:y1="22.733cm" svg:x2="45.847cm" svg:y2="18.415cm" draw:start-shape="id16" draw:end-shape="id19" draw:end-glue-point="6" svg:d="M49022 22733l-3175-4318" svg:viewBox="0 0 3176 4319">
          <text:p/>
        </draw:connector>
        <draw:connector draw:style-name="gr7" draw:text-style-name="P2" draw:layer="layout" draw:type="line" svg:x1="45.847cm" svg:y1="16.256cm" svg:x2="44.577cm" svg:y2="12.319cm" draw:start-shape="id19" draw:start-glue-point="4" draw:end-shape="id20" svg:d="M45847 16256l-1270-3937" svg:viewBox="0 0 1271 3938">
          <text:p/>
        </draw:connector>
        <draw:connector draw:style-name="gr7" draw:text-style-name="P2" draw:layer="layout" draw:type="line" svg:x1="50.673cm" svg:y1="16.256cm" svg:x2="50.545cm" svg:y2="12.065cm" draw:start-shape="id18" draw:start-glue-point="4" draw:end-shape="id21" svg:d="M50673 16256l-128-4191" svg:viewBox="0 0 129 4192">
          <text:p/>
        </draw:connector>
        <draw:connector draw:style-name="gr7" draw:text-style-name="P2" draw:layer="layout" draw:type="line" svg:x1="55.753cm" svg:y1="16.256cm" svg:x2="56.769cm" svg:y2="11.938cm" draw:start-shape="id17" draw:start-glue-point="4" draw:end-shape="id22" draw:end-glue-point="2" svg:d="M55753 16256l1016-4318" svg:viewBox="0 0 1017 4319">
          <text:p/>
        </draw:connector>
        <draw:custom-shape draw:style-name="gr4" draw:text-style-name="P1" xml:id="id28" draw:id="id28" draw:layer="layout" svg:width="5.588cm" svg:height="3.175cm" svg:x="77.089cm" svg:y="8.128cm">
          <text:p text:style-name="P1">Guld Nodes<text:line-break/>(Git Serv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27" draw:id="id27" draw:layer="layout" svg:width="5.079cm" svg:height="3.175cm" svg:x="71.12cm" svg:y="8.255cm">
          <text:p text:style-name="P1">ZeroMQ</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xml:id="id23" draw:id="id23" draw:layer="layout" svg:width="3.937cm" svg:height="2.921cm" svg:x="71.501cm" svg:y="25.654cm">
          <text:p text:style-name="P1">Transactio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 xml:id="id24" draw:id="id24" draw:layer="layout" svg:width="2.667cm" svg:height="2.286cm" svg:x="72.136cm" svg:y="20.955cm">
          <text:p text:style-name="P1">Write<text:line-break/>Ledger</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73.469cm" svg:y1="25.654cm" svg:x2="73.469cm" svg:y2="23.241cm" draw:start-shape="id23" draw:end-shape="id24" svg:d="M73469 25654v-2413" svg:viewBox="0 0 1 2414">
          <text:p/>
        </draw:connector>
        <draw:custom-shape draw:style-name="gr13" draw:text-style-name="P1" xml:id="id25" draw:id="id25" draw:layer="layout" svg:width="2.54cm" svg:height="2.159cm" svg:x="77.724cm" svg:y="15.494cm">
          <text:p text:style-name="P1">Commit<text:line-break/>Ledger</text:p>
          <draw:enhanced-geometry svg:viewBox="0 0 21600 21600" draw:glue-points="10800 0 0 10800 10800 21600 21600 10800" draw:type="flowchart-process" draw:enhanced-path="M 0 0 L 21600 0 21600 21600 0 21600 0 0 Z N"/>
        </draw:custom-shape>
        <draw:custom-shape draw:style-name="gr14" draw:text-style-name="P1" xml:id="id26" draw:id="id26" draw:layer="layout" svg:width="3.81cm" svg:height="2.032cm" svg:x="71.628cm" svg:y="15.494cm">
          <text:p text:style-name="P1">Send<text:line-break/>Notifications</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73.47cm" svg:y1="20.955cm" svg:x2="78.994cm" svg:y2="17.653cm" draw:start-shape="id24" draw:start-glue-point="4" draw:end-shape="id25" draw:end-glue-point="6" svg:d="M73470 20955l5524-3302" svg:viewBox="0 0 5525 3303">
          <text:p/>
        </draw:connector>
        <draw:connector draw:style-name="gr7" draw:text-style-name="P2" draw:layer="layout" draw:type="line" svg:x1="77.724cm" svg:y1="16.573cm" svg:x2="75.438cm" svg:y2="16.51cm" draw:start-shape="id25" draw:end-shape="id26" draw:end-glue-point="1" svg:d="M77724 16573l-2286-63" svg:viewBox="0 0 2287 64">
          <text:p/>
        </draw:connector>
        <draw:connector draw:style-name="gr7" draw:text-style-name="P2" draw:layer="layout" draw:type="line" svg:x1="73.533cm" svg:y1="15.494cm" svg:x2="73.659cm" svg:y2="11.43cm" draw:start-shape="id26" draw:start-glue-point="4" draw:end-shape="id27" svg:d="M73533 15494l126-4064" svg:viewBox="0 0 127 4065">
          <text:p/>
        </draw:connector>
        <draw:connector draw:style-name="gr7" draw:text-style-name="P2" draw:layer="layout" draw:type="line" svg:x1="78.994cm" svg:y1="15.494cm" svg:x2="79.883cm" svg:y2="11.303cm" draw:start-shape="id25" draw:start-glue-point="4" draw:end-shape="id28" draw:end-glue-point="2" svg:d="M78994 15494l889-4191" svg:viewBox="0 0 890 4192">
          <text:p/>
        </draw:connector>
        <draw:custom-shape draw:style-name="gr4" draw:text-style-name="P1" xml:id="id32" draw:id="id32" draw:layer="layout" svg:width="5.588cm" svg:height="3.175cm" svg:x="100.965cm" svg:y="8.001cm">
          <text:p text:style-name="P1">Guld Nodes<text:line-break/>(Git Serv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31" draw:id="id31" draw:layer="layout" svg:width="5.079cm" svg:height="3.175cm" svg:x="94.996cm" svg:y="8.128cm">
          <text:p text:style-name="P1">ZeroMQ</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1" xml:id="id30" draw:id="id30" draw:layer="layout" svg:width="3.81cm" svg:height="2.032cm" svg:x="95.504cm" svg:y="15.367cm">
          <text:p text:style-name="P1">Send<text:line-break/>Notifications</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101.346cm" svg:y1="16.383cm" svg:x2="99.314cm" svg:y2="16.383cm" draw:start-shape="id29" draw:start-glue-point="5" draw:end-shape="id30" draw:end-glue-point="1" svg:d="M101346 16383h-2032" svg:viewBox="0 0 2033 1">
          <text:p/>
        </draw:connector>
        <draw:connector draw:style-name="gr7" draw:text-style-name="P2" draw:layer="layout" draw:type="line" svg:x1="97.409cm" svg:y1="15.367cm" svg:x2="97.535cm" svg:y2="11.303cm" draw:start-shape="id30" draw:start-glue-point="4" draw:end-shape="id31" svg:d="M97409 15367l126-4064" svg:viewBox="0 0 127 4065">
          <text:p/>
        </draw:connector>
        <draw:connector draw:style-name="gr7" draw:text-style-name="P2" draw:layer="layout" draw:type="line" svg:x1="102.616cm" svg:y1="15.367cm" svg:x2="103.759cm" svg:y2="11.176cm" draw:start-shape="id29" draw:start-glue-point="4" draw:end-shape="id32" draw:end-glue-point="2" svg:d="M102616 15367l1143-4191" svg:viewBox="0 0 1144 4192">
          <text:p/>
        </draw:connector>
        <draw:custom-shape draw:style-name="gr15" draw:text-style-name="P1" xml:id="id34" draw:id="id34" draw:layer="layout" svg:width="3.683cm" svg:height="2.921cm" svg:x="91.694cm" svg:y="27.178cm">
          <text:p text:style-name="P1">Public<text:line-break/>Profile</text:p>
          <text:p text:style-name="P1">(w/ pub key)</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1" xml:id="id35" draw:id="id35" draw:layer="layout" svg:width="3.683cm" svg:height="2.921cm" svg:x="99.187cm" svg:y="27.305cm">
          <text:p text:style-name="P1">Private<text:line-break/>Profile<text:line-break/>(w/ IP addr)</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1" xml:id="id33" draw:id="id33" draw:layer="layout" svg:width="2.921cm" svg:height="2.159cm" svg:x="99.695cm" svg:y="23.114cm">
          <text:p text:style-name="P1">Encrypt</text:p>
          <draw:enhanced-geometry svg:viewBox="0 0 21600 21600" draw:glue-points="10800 0 0 10800 10800 21600 21600 10800" draw:type="flowchart-process" draw:enhanced-path="M 0 0 L 21600 0 21600 21600 0 21600 0 0 Z N"/>
        </draw:custom-shape>
        <draw:custom-shape draw:style-name="gr17" draw:text-style-name="P1" xml:id="id29" draw:id="id29" draw:layer="layout" svg:width="2.54cm" svg:height="2.032cm" svg:x="101.346cm" svg:y="15.367cm">
          <text:p text:style-name="P1">Create<text:line-break/>Commit</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101.156cm" svg:y1="23.114cm" svg:x2="102.616cm" svg:y2="17.399cm" draw:start-shape="id33" draw:start-glue-point="4" draw:end-shape="id29" draw:end-glue-point="6" svg:d="M101156 23114l1460-5715" svg:viewBox="0 0 1461 5716">
          <text:p/>
        </draw:connector>
        <draw:connector draw:style-name="gr7" draw:text-style-name="P2" draw:layer="layout" draw:type="line" svg:x1="93.535cm" svg:y1="27.178cm" svg:x2="102.616cm" svg:y2="17.399cm" draw:start-shape="id34" draw:start-glue-point="4" draw:end-shape="id29" draw:end-glue-point="6" svg:d="M93535 27178l9081-9779" svg:viewBox="0 0 9082 9780">
          <text:p/>
        </draw:connector>
        <draw:connector draw:style-name="gr7" draw:text-style-name="P2" draw:layer="layout" draw:type="line" svg:x1="101.028cm" svg:y1="27.305cm" svg:x2="101.156cm" svg:y2="25.273cm" draw:start-shape="id35" draw:end-shape="id33" draw:end-glue-point="6" svg:d="M101028 27305l128-2032" svg:viewBox="0 0 129 2033">
          <text:p/>
        </draw:connector>
        <draw:custom-shape draw:style-name="gr4" draw:text-style-name="P1" xml:id="id41" draw:id="id41" draw:layer="layout" svg:width="5.588cm" svg:height="3.175cm" svg:x="114.173cm" svg:y="8.255cm">
          <text:p text:style-name="P1">Guld Nodes<text:line-break/>(Git Serv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xml:id="id36" draw:id="id36" draw:layer="layout" svg:width="3.683cm" svg:height="2.921cm" svg:x="114.808cm" svg:y="27.051cm">
          <text:p text:style-name="P1">Voting<text:line-break/>Chang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1" xml:id="id37" draw:id="id37" draw:layer="layout" svg:width="2.794cm" svg:height="2.54cm" svg:x="115.316cm" svg:y="21.209cm">
          <text:p text:style-name="P1">Create<text:line-break/>PR<text:line-break/>Commit</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116.649cm" svg:y1="27.051cm" svg:x2="116.713cm" svg:y2="23.749cm" draw:start-shape="id36" draw:start-glue-point="4" draw:end-shape="id37" draw:end-glue-point="6" svg:d="M116649 27051l64-3302" svg:viewBox="0 0 65 3303">
          <text:p/>
        </draw:connector>
        <draw:custom-shape draw:style-name="gr19" draw:text-style-name="P1" xml:id="id40" draw:id="id40" draw:layer="layout" svg:width="3.175cm" svg:height="2.286cm" svg:x="123.317cm" svg:y="14.986cm">
          <text:p text:style-name="P1">PR<text:line-break/>Reject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1" xml:id="id38" draw:id="id38" draw:layer="layout" svg:width="3.048cm" svg:height="2.794cm" svg:x="122.682cm" svg:y="21.209cm">
          <text:p text:style-name="P1">PR<text:line-break/>Voting<text:line-break/>by XP</text:p>
          <draw:enhanced-geometry svg:viewBox="0 0 21600 21600" draw:glue-points="10800 0 0 10800 10800 21600 21600 10800" draw:type="flowchart-process" draw:enhanced-path="M 0 0 L 21600 0 21600 21600 0 21600 0 0 Z N"/>
        </draw:custom-shape>
        <draw:connector draw:style-name="gr7" draw:text-style-name="P2" draw:layer="layout" draw:type="line" svg:x1="118.11cm" svg:y1="22.479cm" svg:x2="122.682cm" svg:y2="22.606cm" draw:start-shape="id37" draw:start-glue-point="1" draw:end-shape="id38" svg:d="M118110 22479l4572 127" svg:viewBox="0 0 4573 128">
          <text:p/>
        </draw:connector>
        <draw:custom-shape draw:style-name="gr19" draw:text-style-name="P1" xml:id="id39" draw:id="id39" draw:layer="layout" svg:width="3.175cm" svg:height="2.286cm" svg:x="115.316cm" svg:y="15.113cm">
          <text:p text:style-name="P1">PR<text:line-break/>Accepte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2" draw:layer="layout" draw:type="line" svg:x1="122.682cm" svg:y1="22.606cm" svg:x2="116.904cm" svg:y2="17.399cm" draw:start-shape="id38" draw:end-shape="id39" draw:end-glue-point="6" svg:d="M122682 22606l-5778-5207" svg:viewBox="0 0 5779 5208">
          <text:p/>
        </draw:connector>
        <draw:connector draw:style-name="gr7" draw:text-style-name="P2" draw:layer="layout" draw:type="line" svg:x1="124.206cm" svg:y1="21.209cm" svg:x2="124.905cm" svg:y2="17.272cm" draw:start-shape="id38" draw:start-glue-point="4" draw:end-shape="id40" draw:end-glue-point="6" svg:d="M124206 21209l699-3937" svg:viewBox="0 0 700 3938">
          <text:p/>
        </draw:connector>
        <draw:connector draw:style-name="gr7" draw:text-style-name="P2" draw:layer="layout" draw:type="line" svg:x1="116.904cm" svg:y1="15.113cm" svg:x2="116.967cm" svg:y2="11.43cm" draw:start-shape="id39" draw:start-glue-point="4" draw:end-shape="id41" draw:end-glue-point="2" svg:d="M116904 15113l63-3683" svg:viewBox="0 0 64 3684">
          <text:p/>
        </draw:connector>
        <draw:custom-shape draw:style-name="gr21" draw:text-style-name="P1" xml:id="id42" draw:id="id42" draw:layer="layout" svg:width="2.794cm" svg:height="2.286cm" svg:x="123.698cm" svg:y="9.017cm">
          <text:p text:style-name="P1">Fail.<text:line-break/>Archive?</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2" draw:layer="layout" draw:type="line" svg:x1="124.905cm" svg:y1="14.986cm" svg:x2="125.095cm" svg:y2="11.303cm" draw:start-shape="id40" draw:start-glue-point="4" draw:end-shape="id42" svg:d="M124905 14986l190-3683" svg:viewBox="0 0 191 3684">
          <text:p/>
        </draw:connector>
        <draw:custom-shape draw:style-name="gr22" draw:text-style-name="P1" xml:id="id7" draw:id="id7" draw:layer="layout" svg:width="3.683cm" svg:height="3.556cm" svg:x="26.416cm" svg:y="20.447cm">
          <text:p text:style-name="P1">Which<text:line-break/>Browser</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7" draw:text-style-name="P2" draw:layer="layout" draw:type="line" svg:x1="26.797cm" svg:y1="18.896cm" svg:x2="28.257cm" svg:y2="20.447cm" draw:start-shape="id9" draw:start-glue-point="6" draw:end-shape="id7" draw:end-glue-point="4" svg:d="M26797 18896l1460 1551" svg:viewBox="0 0 1461 1552">
          <text:p/>
        </draw:connector>
        <draw:custom-shape draw:style-name="gr23" draw:text-style-name="P1" xml:id="id45" draw:id="id45" draw:layer="layout" svg:width="4.953cm" svg:height="4.064cm" svg:x="21.971cm" svg:y="41.783cm">
          <text:p text:style-name="P1">Dev Poo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1" xml:id="id46" draw:id="id46" draw:layer="layout" svg:width="4.953cm" svg:height="4.064cm" svg:x="21.59cm" svg:y="50.8cm">
          <text:p text:style-name="P1">Node Poo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 xml:id="id44" draw:id="id44" draw:layer="layout" svg:width="3.302cm" svg:height="3.556cm" svg:x="12.065cm" svg:y="42.037cm">
          <text:p text:style-name="P1">New<text:line-break/>Memb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 draw:text-style-name="P1" xml:id="id43" draw:id="id43" draw:layer="layout" svg:width="3.302cm" svg:height="3.556cm" svg:x="12.192cm" svg:y="51.308cm">
          <text:p text:style-name="P1">Referr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 draw:text-style-name="P3" draw:layer="layout" svg:width="2.413cm" svg:height="1.397cm" svg:x="12.54cm" svg:y="40.706cm">
          <draw:text-box>
            <text:p>+1 XP</text:p>
          </draw:text-box>
        </draw:frame>
        <draw:frame draw:style-name="gr26" draw:text-style-name="P3" draw:layer="layout" svg:width="3.175cm" svg:height="2.032cm" svg:x="12.248cm" svg:y="55.189cm">
          <draw:text-box>
            <text:p>+1 XP<text:line-break/>+1 XGC</text:p>
          </draw:text-box>
        </draw:frame>
        <draw:connector draw:style-name="gr7" draw:text-style-name="P2" draw:layer="layout" draw:type="line" svg:x1="13.843cm" svg:y1="51.308cm" svg:x2="13.716cm" svg:y2="45.593cm" draw:start-shape="id43" draw:start-glue-point="4" draw:end-shape="id44" draw:end-glue-point="8" svg:d="M13843 51308l-127-5715" svg:viewBox="0 0 128 5716">
          <text:p/>
        </draw:connector>
        <draw:connector draw:style-name="gr7" draw:text-style-name="P2" draw:layer="layout" draw:type="line" svg:x1="15.011cm" svg:y1="51.828cm" svg:x2="21.971cm" svg:y2="43.815cm" draw:start-shape="id43" draw:start-glue-point="11" draw:end-shape="id45" draw:end-glue-point="5" svg:d="M15011 51828l6960-8013" svg:viewBox="0 0 6961 8014">
          <text:p/>
        </draw:connector>
        <draw:connector draw:style-name="gr7" draw:text-style-name="P2" draw:layer="layout" draw:type="line" svg:x1="15.494cm" svg:y1="53.086cm" svg:x2="21.59cm" svg:y2="52.832cm" draw:start-shape="id43" draw:start-glue-point="10" draw:end-shape="id46" svg:d="M15494 53086l6096-254" svg:viewBox="0 0 6097 255">
          <text:p/>
        </draw:connector>
        <draw:frame draw:style-name="gr25" draw:text-style-name="P3" draw:layer="layout" svg:width="2.413cm" svg:height="1.397cm" svg:x="16.637cm" svg:y="46.482cm">
          <draw:text-box>
            <text:p>1 XGC</text:p>
          </draw:text-box>
        </draw:frame>
        <draw:frame draw:style-name="gr25" draw:text-style-name="P3" draw:layer="layout" svg:width="2.413cm" svg:height="1.397cm" svg:x="17.78cm" svg:y="51.943cm">
          <draw:text-box>
            <text:p>7 XGC</text:p>
          </draw:text-box>
        </draw:frame>
        <draw:frame draw:style-name="gr25" draw:text-style-name="P3" draw:layer="layout" svg:width="2.413cm" svg:height="1.397cm" svg:x="11.43cm" svg:y="47.117cm">
          <draw:text-box>
            <text:p>1 XGC</text:p>
          </draw:text-box>
        </draw:frame>
        <draw:custom-shape draw:style-name="gr24" draw:text-style-name="P1" xml:id="id48" draw:id="id48" draw:layer="layout" svg:width="3.302cm" svg:height="3.556cm" svg:x="35.56cm" svg:y="41.463cm">
          <text:p text:style-name="P1">Recipien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 draw:text-style-name="P1" xml:id="id47" draw:id="id47" draw:layer="layout" svg:width="3.302cm" svg:height="3.556cm" svg:x="35.687cm" svg:y="50.734cm">
          <text:p text:style-name="P1">Sende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7" draw:text-style-name="P2" draw:layer="layout" draw:type="line" svg:x1="37.338cm" svg:y1="50.734cm" svg:x2="37.211cm" svg:y2="45.019cm" draw:start-shape="id47" draw:start-glue-point="4" draw:end-shape="id48" draw:end-glue-point="8" svg:d="M37338 50734l-127-5715" svg:viewBox="0 0 128 5716">
          <text:p/>
        </draw:connector>
        <draw:frame draw:style-name="gr25" draw:text-style-name="P3" draw:layer="layout" svg:width="2.413cm" svg:height="1.397cm" svg:x="34.925cm" svg:y="46.543cm">
          <draw:text-box>
            <text:p>n XGC</text:p>
          </draw:text-box>
        </draw:frame>
        <draw:custom-shape draw:style-name="gr23" draw:text-style-name="P1" xml:id="id49" draw:id="id49" draw:layer="layout" svg:width="4.953cm" svg:height="4.064cm" svg:x="45.593cm" svg:y="40.767cm">
          <text:p text:style-name="P1">Dev Poo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 xml:id="id50" draw:id="id50" draw:layer="layout" svg:width="3.302cm" svg:height="3.556cm" svg:x="46.355cm" svg:y="50.546cm">
          <text:p text:style-name="P1">Contributo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7" draw:text-style-name="P3" draw:layer="layout" svg:width="2.357cm" svg:height="1.143cm" svg:x="46.919cm" svg:y="54.356cm">
          <draw:text-box>
            <text:p>+n XP</text:p>
          </draw:text-box>
        </draw:frame>
        <draw:connector draw:style-name="gr7" draw:text-style-name="P2" draw:layer="layout" draw:type="line" svg:x1="48.07cm" svg:y1="44.51cm" svg:x2="48.006cm" svg:y2="50.546cm" draw:start-shape="id49" draw:start-glue-point="6" draw:end-shape="id50" draw:end-glue-point="4" svg:d="M48070 44510l-64 6036" svg:viewBox="0 0 65 6037">
          <text:p/>
        </draw:connector>
        <draw:frame draw:style-name="gr25" draw:text-style-name="P3" draw:layer="layout" svg:width="2.413cm" svg:height="1.397cm" svg:x="48.133cm" svg:y="46.609cm">
          <draw:text-box>
            <text:p>n XGC</text:p>
          </draw:text-box>
        </draw:frame>
        <draw:custom-shape draw:style-name="gr23" draw:text-style-name="P1" xml:id="id51" draw:id="id51" draw:layer="layout" svg:width="4.953cm" svg:height="4.064cm" svg:x="54.61cm" svg:y="40.586cm">
          <text:p text:style-name="P1">Node Poo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 xml:id="id52" draw:id="id52" draw:layer="layout" svg:width="3.302cm" svg:height="3.556cm" svg:x="55.372cm" svg:y="50.365cm">
          <text:p text:style-name="P1">Node</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8" draw:text-style-name="P3" draw:layer="layout" svg:width="4.191cm" svg:height="1.952cm" svg:x="55.372cm" svg:y="54.182cm">
          <draw:text-box>
            <text:p>+(XGC amount) XP</text:p>
          </draw:text-box>
        </draw:frame>
        <draw:connector draw:style-name="gr7" draw:text-style-name="P2" draw:layer="layout" draw:type="line" svg:x1="57.087cm" svg:y1="44.329cm" svg:x2="57.023cm" svg:y2="50.365cm" draw:start-shape="id51" draw:start-glue-point="6" draw:end-shape="id52" draw:end-glue-point="4" svg:d="M57087 44329l-64 6036" svg:viewBox="0 0 65 6037">
          <text:p/>
        </draw:connector>
        <draw:frame draw:style-name="gr29" draw:text-style-name="P3" draw:layer="layout" svg:width="5.969cm" svg:height="3.175cm" svg:x="57.277cm" svg:y="45.539cm">
          <draw:text-box>
            <text:p>Pool XGC Total / 100 / Node Count * Standard Repo per week</text:p>
          </draw:text-box>
        </draw:frame>
        <draw:frame draw:style-name="gr30" draw:text-style-name="P3" draw:layer="layout" svg:width="5.997cm" svg:height="0.962cm" svg:x="14.732cm" svg:y="38.354cm">
          <draw:text-box>
            <text:p>Refer New Member</text:p>
          </draw:text-box>
        </draw:frame>
        <draw:frame draw:style-name="gr30" draw:text-style-name="P3" draw:layer="layout" svg:width="2.839cm" svg:height="0.962cm" svg:x="35.769cm" svg:y="39.116cm">
          <draw:text-box>
            <text:p>Transfer</text:p>
          </draw:text-box>
        </draw:frame>
        <draw:frame draw:style-name="gr30" draw:text-style-name="P3" draw:layer="layout" svg:width="3.914cm" svg:height="0.962cm" svg:x="46.228cm" svg:y="38.608cm">
          <draw:text-box>
            <text:p>Contribution</text:p>
          </draw:text-box>
        </draw:frame>
        <draw:frame draw:style-name="gr30" draw:text-style-name="P3" draw:layer="layout" svg:width="4.486cm" svg:height="0.962cm" svg:x="55.077cm" svg:y="38.735cm">
          <draw:text-box>
            <text:p>Node Pay Out</text:p>
          </draw:text-box>
        </draw:frame>
        <draw:custom-shape draw:style-name="gr23" draw:text-style-name="P1" xml:id="id54" draw:id="id54" draw:layer="layout" svg:width="4.953cm" svg:height="4.064cm" svg:x="69.088cm" svg:y="40.459cm">
          <text:p text:style-name="P1">Node Pool</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4" draw:text-style-name="P1" xml:id="id53" draw:id="id53" draw:layer="layout" svg:width="3.302cm" svg:height="3.556cm" svg:x="69.85cm" svg:y="50.238cm">
          <text:p text:style-name="P1">Node</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0" draw:text-style-name="P3" draw:layer="layout" svg:width="4.549cm" svg:height="0.962cm" svg:x="69.555cm" svg:y="38.608cm">
          <draw:text-box>
            <text:p>Node Register</text:p>
          </draw:text-box>
        </draw:frame>
        <draw:connector draw:style-name="gr7" draw:text-style-name="P2" draw:layer="layout" draw:type="line" svg:x1="71.501cm" svg:y1="50.238cm" svg:x2="71.565cm" svg:y2="44.202cm" draw:start-shape="id53" draw:start-glue-point="4" draw:end-shape="id54" draw:end-glue-point="6" svg:d="M71501 50238l64-6036" svg:viewBox="0 0 65 6037">
          <text:p/>
        </draw:connector>
        <draw:frame draw:style-name="gr31" draw:text-style-name="P3" draw:layer="layout" svg:width="3.175cm" svg:height="1.673cm" svg:x="71.628cm" svg:y="46.482cm">
          <draw:text-box>
            <text:p>10 XGC</text:p>
          </draw:text-box>
        </draw:frame>
        <draw:frame draw:style-name="gr32" draw:text-style-name="P3" draw:layer="layout" svg:width="4.826cm" svg:height="1.016cm" svg:x="22.733cm" svg:y="3.048cm">
          <draw:text-box>
            <text:p>Browse GAPP</text:p>
          </draw:text-box>
        </draw:frame>
        <draw:frame draw:style-name="gr31" draw:text-style-name="P3" draw:layer="layout" svg:width="5.842cm" svg:height="1.673cm" svg:x="47.625cm" svg:y="4.318cm">
          <draw:text-box>
            <text:p>Publish Large File</text:p>
          </draw:text-box>
        </draw:frame>
        <draw:frame draw:style-name="gr31" draw:text-style-name="P3" draw:layer="layout" svg:width="6.477cm" svg:height="1.673cm" svg:x="74.168cm" svg:y="5.058cm">
          <draw:text-box>
            <text:p>Publish Transaction</text:p>
          </draw:text-box>
        </draw:frame>
        <draw:frame draw:style-name="gr31" draw:text-style-name="P3" draw:layer="layout" svg:width="6.477cm" svg:height="1.673cm" svg:x="97.536cm" svg:y="4.677cm">
          <draw:text-box>
            <text:p>User Profile Update</text:p>
          </draw:text-box>
        </draw:frame>
        <draw:frame draw:style-name="gr31" draw:text-style-name="P3" draw:layer="layout" svg:width="6.477cm" svg:height="1.673cm" svg:x="117.856cm" svg:y="4.931cm">
          <draw:text-box>
            <text:p>Contribution</text:p>
          </draw:text-box>
        </draw:frame>
        <draw:custom-shape draw:style-name="gr33" draw:text-style-name="P4" draw:layer="layout" svg:width="76.581cm" svg:height="22.86cm" svg:x="6.477cm" svg:y="36.195cm">
          <text:p/>
          <draw:enhanced-geometry svg:viewBox="0 0 21600 21600" draw:type="rectangle" draw:enhanced-path="M 0 0 L 21600 0 21600 21600 0 21600 0 0 Z N"/>
        </draw:custom-shape>
        <draw:frame draw:style-name="gr27" draw:text-style-name="P3" draw:layer="layout" svg:width="5.588cm" svg:height="1.143cm" svg:x="7.366cm" svg:y="36.449cm">
          <draw:text-box>
            <text:p>Flow Of Fund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2.451cm" fo:page-height="64.0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3T09:28:38.867725209</meta:creation-date>
    <dc:date>2017-05-06T12:31:01.069620269</dc:date>
    <meta:editing-duration>PT14H3M33S</meta:editing-duration>
    <meta:editing-cycles>4</meta:editing-cycles>
    <meta:generator>LibreOffice/5.1.6.2$Linux_X86_64 LibreOffice_project/10m0$Build-2</meta:generator>
    <meta:document-statistic meta:object-count="122"/>
  </office:meta>
</office:document-meta>
</file>